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0C000000BC2590BE390A2C878E.png" manifest:media-type="image/png"/>
  <manifest:file-entry manifest:full-path="Pictures/1000020100000100000001005F78C850D2924350.png" manifest:media-type="image/png"/>
  <manifest:file-entry manifest:full-path="Pictures/10000201000000C200000103B727E64C926C9014.png" manifest:media-type="image/png"/>
  <manifest:file-entry manifest:full-path="Pictures/100002010000009200000159BF50BA1533CEB017.png" manifest:media-type="image/png"/>
  <manifest:file-entry manifest:full-path="Pictures/1000020100000117000000B572E7B7C23C3B5243.png" manifest:media-type="image/png"/>
  <manifest:file-entry manifest:full-path="Pictures/10000201000000A60000012F38189E112387B6B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2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text-properties fo:font-size="22pt" fo:font-weight="bold" style:font-size-asian="18pt" style:font-weight-asian="bold" style:font-size-complex="18pt" style:font-weight-complex="bold"/>
    </style:style>
    <style:style style:name="T1" style:family="text">
      <style:text-properties fo:font-size="2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097cm" svg:height="2.8cm" svg:x="10.5cm" svg:y="2.9cm">
          <draw:image xlink:href="Pictures/10000201000000C200000103B727E64C926C9014.png" xlink:type="simple" xlink:show="embed" xlink:actuate="onLoad" loext:mime-type="image/png">
            <text:p/>
          </draw:image>
        </draw:frame>
        <draw:frame draw:style-name="gr1" draw:text-style-name="P1" draw:layer="layout" svg:width="2.472cm" svg:height="2.472cm" svg:x="5.505cm" svg:y="3.2cm">
          <draw:image xlink:href="Pictures/1000020100000100000001005F78C850D2924350.png" xlink:type="simple" xlink:show="embed" xlink:actuate="onLoad" loext:mime-type="image/png">
            <text:p/>
          </draw:image>
        </draw:frame>
        <draw:frame draw:style-name="gr1" draw:text-style-name="P1" draw:layer="layout" svg:width="3.546cm" svg:height="2.3cm" svg:x="1.421cm" svg:y="3.2cm">
          <draw:image xlink:href="Pictures/1000020100000117000000B572E7B7C23C3B5243.png" xlink:type="simple" xlink:show="embed" xlink:actuate="onLoad" loext:mime-type="image/png">
            <text:p/>
          </draw:image>
        </draw:frame>
        <draw:frame draw:style-name="gr1" draw:text-style-name="P1" draw:layer="layout" svg:width="3.143cm" svg:height="7.427cm" svg:x="4.1cm" svg:y="16.6cm">
          <draw:image xlink:href="Pictures/100002010000009200000159BF50BA1533CEB017.png" xlink:type="simple" xlink:show="embed" xlink:actuate="onLoad" loext:mime-type="image/png">
            <text:p/>
          </draw:image>
        </draw:frame>
        <draw:frame draw:style-name="gr1" draw:text-style-name="P1" draw:layer="layout" svg:width="0.986cm" svg:height="1.8cm" svg:x="17.4cm" svg:y="3.2cm">
          <draw:image xlink:href="Pictures/10000201000000A60000012F38189E112387B6BE.png" xlink:type="simple" xlink:show="embed" xlink:actuate="onLoad" loext:mime-type="image/png">
            <text:p/>
          </draw:image>
        </draw:frame>
        <draw:frame draw:style-name="gr1" draw:text-style-name="P1" draw:layer="layout" svg:width="7.09cm" svg:height="4.973cm" svg:x="6.51cm" svg:y="8.2cm">
          <draw:image xlink:href="Pictures/100002010000010C000000BC2590BE390A2C878E.png" xlink:type="simple" xlink:show="embed" xlink:actuate="onLoad" loext:mime-type="image/png">
            <text:p/>
          </draw:image>
        </draw:frame>
        <draw:line draw:style-name="gr2" draw:text-style-name="P2" draw:layer="layout" svg:x1="4.9cm" svg:y1="5.3cm" svg:x2="7.9cm" svg:y2="9.3cm">
          <text:p/>
        </draw:line>
        <draw:line draw:style-name="gr2" draw:text-style-name="P2" draw:layer="layout" svg:x1="7cm" svg:y1="5.5cm" svg:x2="8.5cm" svg:y2="9.3cm">
          <text:p/>
        </draw:line>
        <draw:line draw:style-name="gr2" draw:text-style-name="P2" draw:layer="layout" svg:x1="11.6cm" svg:y1="5.9cm" svg:x2="11.2cm" svg:y2="9.4cm">
          <text:p/>
        </draw:line>
        <draw:line draw:style-name="gr2" draw:text-style-name="P2" draw:layer="layout" svg:x1="17.5cm" svg:y1="5.3cm" svg:x2="12.6cm" svg:y2="10cm">
          <text:p/>
        </draw:line>
        <draw:line draw:style-name="gr2" draw:text-style-name="P2" draw:layer="layout" svg:x1="10.1cm" svg:y1="12.8cm" svg:x2="5.8cm" svg:y2="16.8cm">
          <text:p/>
        </draw:line>
        <draw:frame draw:style-name="gr3" draw:text-style-name="P3" draw:layer="layout" svg:width="5.7cm" svg:height="1cm" svg:x="2.6cm" svg:y="1.6cm">
          <draw:text-box>
            <text:p>STAFF - Karim</text:p>
          </draw:text-box>
        </draw:frame>
        <draw:frame draw:style-name="gr4" draw:text-style-name="P3" draw:layer="layout" svg:width="6.1cm" svg:height="1.673cm" svg:x="8.4cm" svg:y="1.4cm">
          <draw:text-box>
            <text:p>Vendeur – Pizzaiolo</text:p>
            <text:p><text:s text:c="3"/>Nathalie - Luigi</text:p>
          </draw:text-box>
        </draw:frame>
        <draw:frame draw:style-name="gr4" draw:text-style-name="P3" draw:layer="layout" svg:width="3cm" svg:height="1.673cm" svg:x="16.5cm" svg:y="1.5cm">
          <draw:text-box>
            <text:p>Livreur - Anthony</text:p>
          </draw:text-box>
        </draw:frame>
        <draw:frame draw:style-name="gr5" draw:text-style-name="P3" draw:layer="layout" svg:width="12.4cm" svg:height="3.2cm" svg:x="7.6cm" svg:y="17.5cm">
          <draw:text-box>
            <text:p>- 1 serveur – 1 application</text:p>
            <text:p>- Linux – Apache – PostreSQL</text:p>
            <text:p>- Python – Django – Jquery - Bootstrap</text:p>
          </draw:text-box>
        </draw:frame>
        <draw:frame draw:style-name="gr6" draw:text-style-name="P5" draw:layer="layout" svg:width="4.5cm" svg:height="1.7cm" svg:x="8cm" svg:y="10.2cm">
          <draw:text-box>
            <text:p text:style-name="P4"><text:span text:style-name="T1">INTERNE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_20_1" draw:display-name="Hatch 1" draw:style="single" draw:color="#000000" draw:distance="0.02cm" draw:rotation="0"/>
    <draw:marker draw:name="Arrow" svg:viewBox="0 0 20 30" svg:d="M10 0l-10 30h20z"/>
    <draw:stroke-dash draw:name="Fine_20_Dashed_20_3" draw:display-name="Fine Dashed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31T11:05:58.806163181</meta:creation-date>
    <dc:date>2020-03-31T11:35:16.133992300</dc:date>
    <meta:editing-duration>PT19M2S</meta:editing-duration>
    <meta:editing-cycles>3</meta:editing-cycles>
    <meta:generator>LibreOffice/6.3.5.2$Linux_X86_64 LibreOffice_project/30$Build-2</meta:generator>
    <meta:document-statistic meta:object-count="16"/>
  </office:meta>
</office:document-meta>
</file>